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-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30pt" style:font-size-asian="30pt" style:font-size-complex="30pt"/>
    </style:style>
    <style:style style:name="P2" style:parent-style-name="Normal" style:family="paragraph">
      <style:paragraph-properties fo:text-align="center"/>
      <style:text-properties fo:font-style="italic" style:font-style-asian="italic" style:font-style-complex="italic" fo:font-size="14pt" style:font-size-asian="14pt" style:font-size-complex="14pt"/>
    </style:style>
    <style:style style:name="P3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4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6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7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8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9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10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11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12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13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14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15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16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17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18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19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0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P21" style:parent-style-name="TM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22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23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24" style:parent-style-name="Normal" style:family="paragraph">
      <style:paragraph-properties fo:text-align="center"/>
      <style:text-properties fo:font-size="18pt" style:font-size-asian="18pt" style:font-size-complex="18pt"/>
    </style:style>
    <style:style style:name="P25" style:parent-style-name="Normal" style:family="paragraph">
      <style:text-properties fo:font-size="18pt" style:font-size-asian="18pt" style:font-size-complex="18pt"/>
    </style:style>
    <style:style style:name="P26" style:parent-style-name="Paragraphedeliste" style:list-style-name="LFO2" style:family="paragraph"/>
    <style:style style:name="P27" style:parent-style-name="Paragraphedeliste" style:list-style-name="LFO2" style:family="paragraph"/>
    <style:style style:name="P28" style:parent-style-name="Titre2" style:family="paragraph">
      <style:paragraph-properties fo:margin-left="0.4916in">
        <style:tab-stops/>
      </style:paragraph-properties>
    </style:style>
    <style:style style:name="P29" style:parent-style-name="Paragraphedeliste" style:list-style-name="LFO9" style:family="paragraph"/>
    <style:style style:name="P30" style:parent-style-name="Paragraphedeliste" style:list-style-name="LFO9" style:family="paragraph"/>
    <style:style style:name="P31" style:parent-style-name="Titre2" style:family="paragraph">
      <style:paragraph-properties fo:margin-left="0.4916in">
        <style:tab-stops/>
      </style:paragraph-properties>
    </style:style>
    <style:style style:name="P32" style:parent-style-name="Paragraphedeliste" style:list-style-name="LFO10" style:family="paragraph"/>
    <style:style style:name="P33" style:parent-style-name="Titre2" style:family="paragraph">
      <style:paragraph-properties fo:text-indent="0.4916in"/>
    </style:style>
    <style:style style:name="P34" style:parent-style-name="Paragraphedeliste" style:list-style-name="LFO2" style:family="paragraph"/>
    <style:style style:name="P35" style:parent-style-name="Paragraphedeliste" style:list-style-name="LFO2" style:family="paragraph"/>
    <style:style style:name="P36" style:parent-style-name="Paragraphedeliste" style:list-style-name="LFO2" style:family="paragraph"/>
    <style:style style:name="P37" style:parent-style-name="Titre2" style:family="paragraph">
      <style:paragraph-properties fo:margin-left="0.4916in">
        <style:tab-stops/>
      </style:paragraph-properties>
    </style:style>
    <style:style style:name="P38" style:parent-style-name="Paragraphedeliste" style:list-style-name="LFO3" style:family="paragraph"/>
    <style:style style:name="P39" style:parent-style-name="Paragraphedeliste" style:list-style-name="LFO3" style:family="paragraph"/>
    <style:style style:name="P40" style:parent-style-name="Paragraphedeliste" style:list-style-name="LFO3" style:family="paragraph"/>
    <style:style style:name="P41" style:parent-style-name="Paragraphedeliste" style:list-style-name="LFO3" style:family="paragraph"/>
    <style:style style:name="P42" style:parent-style-name="Paragraphedeliste" style:list-style-name="LFO3" style:family="paragraph"/>
    <style:style style:name="P43" style:parent-style-name="Titre2" style:family="paragraph">
      <style:paragraph-properties fo:margin-left="0.4916in">
        <style:tab-stops/>
      </style:paragraph-properties>
    </style:style>
    <style:style style:name="P44" style:parent-style-name="Paragraphedeliste" style:list-style-name="LFO4" style:family="paragraph"/>
    <style:style style:name="P45" style:parent-style-name="Paragraphedeliste" style:list-style-name="LFO4" style:family="paragraph"/>
    <style:style style:name="P46" style:parent-style-name="Paragraphedeliste" style:list-style-name="LFO4" style:family="paragraph"/>
    <style:style style:name="P47" style:parent-style-name="Paragraphedeliste" style:list-style-name="LFO4" style:family="paragraph"/>
    <style:style style:name="P48" style:parent-style-name="Paragraphedeliste" style:list-style-name="LFO4" style:family="paragraph"/>
    <style:style style:name="P49" style:parent-style-name="Paragraphedeliste" style:list-style-name="LFO4" style:family="paragraph"/>
    <style:style style:name="P50" style:parent-style-name="Paragraphedeliste" style:list-style-name="LFO4" style:family="paragraph"/>
    <style:style style:name="P51" style:parent-style-name="Titre2" style:family="paragraph">
      <style:paragraph-properties fo:margin-left="0.4916in">
        <style:tab-stops/>
      </style:paragraph-properties>
    </style:style>
    <style:style style:name="P52" style:parent-style-name="Paragraphedeliste" style:list-style-name="LFO8" style:family="paragraph"/>
    <style:style style:name="P53" style:parent-style-name="Paragraphedeliste" style:list-style-name="LFO8" style:family="paragraph"/>
    <style:style style:name="P54" style:parent-style-name="Paragraphedeliste" style:list-style-name="LFO8" style:family="paragraph"/>
    <style:style style:name="P55" style:parent-style-name="Paragraphedeliste" style:list-style-name="LFO11" style:family="paragraph"/>
    <style:style style:name="P56" style:parent-style-name="Paragraphedeliste" style:list-style-name="LFO11" style:family="paragraph"/>
    <style:style style:name="P57" style:parent-style-name="Paragraphedeliste" style:list-style-name="LFO11" style:family="paragraph"/>
    <style:style style:name="P58" style:parent-style-name="Titre2" style:family="paragraph">
      <style:paragraph-properties fo:margin-left="0.4916in">
        <style:tab-stops/>
      </style:paragraph-properties>
    </style:style>
    <style:style style:name="P59" style:parent-style-name="Paragraphedeliste" style:list-style-name="LFO12" style:family="paragraph"/>
    <style:style style:name="P60" style:parent-style-name="Titre2" style:family="paragraph">
      <style:paragraph-properties fo:margin-left="0.4916in">
        <style:tab-stops/>
      </style:paragraph-properties>
    </style:style>
    <style:style style:name="P61" style:parent-style-name="Paragraphedeliste" style:list-style-name="LFO12" style:family="paragraph"/>
    <style:style style:name="P62" style:parent-style-name="Paragraphedeliste" style:list-style-name="LFO12" style:family="paragraph"/>
    <style:style style:name="P63" style:parent-style-name="Paragraphedeliste" style:list-style-name="LFO12" style:family="paragraph"/>
    <style:style style:name="P64" style:parent-style-name="Paragraphedeliste" style:list-style-name="LFO12" style:family="paragraph"/>
    <style:style style:name="P65" style:parent-style-name="Paragraphedeliste" style:list-style-name="LFO12" style:family="paragraph"/>
    <style:style style:name="P66" style:parent-style-name="Normal" style:family="paragraph">
      <style:paragraph-properties fo:margin-left="0.25in">
        <style:tab-stops/>
      </style:paragraph-properties>
    </style:style>
    <style:style style:name="P67" style:parent-style-name="Paragraphedeliste" style:list-style-name="LFO15" style:family="paragraph"/>
    <style:style style:name="P68" style:parent-style-name="Paragraphedeliste" style:list-style-name="LFO14" style:family="paragraph"/>
  </office:automatic-styles>
  <office:body>
    <office:text text:use-soft-page-breaks="true">
      <text:p text:style-name="P1">Cahier des charges<text:s/></text:p>
      <text:p text:style-name="P2">De Barbarin Antoine / Sanchez Romeo / Harel Marin</text:p>
      <text:p text:style-name="P3"/>
      <text:p text:style-name="P4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170720550" office:target-frame-name="_top" xlink:show="replace"><text:span text:style-name="Lienhypertexte">1 – <text:s/>Contexte</text:span><text:tab/>2</text:a></text:p>
          <text:p text:style-name="P6"><text:a xlink:href="#_Toc170720551" office:target-frame-name="_top" xlink:show="replace"><text:span text:style-name="Lienhypertexte">2 - <text:s/>Objectifs</text:span><text:tab/>2</text:a></text:p>
          <text:p text:style-name="P7"><text:a xlink:href="#_Toc170720552" office:target-frame-name="_top" xlink:show="replace"><text:span text:style-name="Lienhypertexte">3 - <text:s/>Cahier des charges fonctionnel</text:span><text:tab/>2</text:a></text:p>
          <text:p text:style-name="P8"><text:a xlink:href="#_Toc170720553" office:target-frame-name="_top" xlink:show="replace"><text:span text:style-name="Lienhypertexte">Header</text:span><text:tab/>3</text:a></text:p>
          <text:p text:style-name="P9"><text:a xlink:href="#_Toc170720554" office:target-frame-name="_top" xlink:show="replace"><text:span text:style-name="Lienhypertexte">Nav-Left</text:span><text:tab/>3</text:a></text:p>
          <text:p text:style-name="P10"><text:a xlink:href="#_Toc170720555" office:target-frame-name="_top" xlink:show="replace"><text:span text:style-name="Lienhypertexte">Nav-Right</text:span><text:tab/>3</text:a></text:p>
          <text:p text:style-name="P11"><text:a xlink:href="#_Toc170720556" office:target-frame-name="_top" xlink:show="replace"><text:span text:style-name="Lienhypertexte">Page d’accueil</text:span><text:tab/>3</text:a></text:p>
          <text:p text:style-name="P12"><text:a xlink:href="#_Toc170720557" office:target-frame-name="_top" xlink:show="replace"><text:span text:style-name="Lienhypertexte">Liste des threads d’une catégorie</text:span><text:tab/>3</text:a></text:p>
          <text:p text:style-name="P13"><text:a xlink:href="#_Toc170720558" office:target-frame-name="_top" xlink:show="replace"><text:span text:style-name="Lienhypertexte">Liste des post dans un thread</text:span><text:tab/>3</text:a></text:p>
          <text:p text:style-name="P14"><text:a xlink:href="#_Toc170720559" office:target-frame-name="_top" xlink:show="replace"><text:span text:style-name="Lienhypertexte">Dashboard</text:span><text:tab/>4</text:a></text:p>
          <text:p text:style-name="P15"><text:a xlink:href="#_Toc170720560" office:target-frame-name="_top" xlink:show="replace"><text:span text:style-name="Lienhypertexte">4 - <text:s/>Cahier des charges techniques</text:span><text:tab/>4</text:a></text:p>
          <text:p text:style-name="P16"><text:a xlink:href="#_Toc170720561" office:target-frame-name="_top" xlink:show="replace"><text:span text:style-name="Lienhypertexte">Frontend</text:span><text:tab/>4</text:a></text:p>
          <text:p text:style-name="P17"><text:a xlink:href="#_Toc170720562" office:target-frame-name="_top" xlink:show="replace"><text:span text:style-name="Lienhypertexte">Backend</text:span><text:tab/>4</text:a></text:p>
          <text:p text:style-name="P18"><text:a xlink:href="#_Toc170720563" office:target-frame-name="_top" xlink:show="replace"><text:span text:style-name="Lienhypertexte">Base de données</text:span><text:tab/>4</text:a></text:p>
          <text:p text:style-name="P19"><text:a xlink:href="#_Toc170720564" office:target-frame-name="_top" xlink:show="replace"><text:span text:style-name="Lienhypertexte">5 - <text:s/>Gestion de projet</text:span><text:tab/>4</text:a></text:p>
          <text:p text:style-name="P20"><text:a xlink:href="#_Toc170720565" office:target-frame-name="_top" xlink:show="replace"><text:span text:style-name="Lienhypertexte">Développeurs</text:span><text:tab/>4</text:a></text:p>
          <text:p text:style-name="P21"><text:a xlink:href="#_Toc170720566" office:target-frame-name="_top" xlink:show="replace"><text:span text:style-name="Lienhypertexte">6 - <text:s/>Evolution</text:span><text:tab/>5</text:a></text:p>
        </text:index-body>
      </text:table-of-content>
      <text:p text:style-name="Normal"/>
      <text:p text:style-name="P22"/>
      <text:p text:style-name="P23"/>
      <text:p text:style-name="P24"/>
      <text:p text:style-name="P25"/>
      <text:h text:style-name="Titre1" text:outline-level="1"><text:bookmark-start text:name="_Toc170720550"/><text:soft-page-break/>1 –<text:s/><text:s/>Contexte<text:bookmark-end text:name="_Toc170720550"/><text:s/></text:h>
      <text:p text:style-name="Normal"/>
      <text:p text:style-name="Normal"><text:tab/>Ce document présente les besoins et exigences pour la création du forum en ligne ‘Threadive’ dans le cadre du projet scolaire de fin d’année 2023/2024 à Ynov Aix Campus.</text:p>
      <text:p text:style-name="Normal"/>
      <text:h text:style-name="Titre1" text:outline-level="1"><text:bookmark-start text:name="_Toc170720551"/>2 - <text:s/>Objectifs<text:bookmark-end text:name="_Toc170720551"/></text:h>
      <text:p text:style-name="Normal"/>
      <text:p text:style-name="Normal"><text:tab/>L’objectif est donc de développer un forum en ligne qui va contenir de nombreuses fonctionnalités pour améliorer <text:s/>nos compétences techniques <text:s text:c="36"/>(Développement Back et Front) ainsi que nos compétences de gestion de projet étant donné que nous somme en groupe de trois personnes.<text:s/></text:p>
      <text:p text:style-name="Normal"/>
      <text:h text:style-name="Titre1" text:outline-level="1"><text:bookmark-start text:name="_Toc170720552"/>3 - <text:s/>Cahier des charges fonctionnel<text:bookmark-end text:name="_Toc170720552"/><text:s/></text:h>
      <text:p text:style-name="Normal"/>
      <text:h text:style-name="Titre2" text:outline-level="2"><text:tab/><text:bookmark-start text:name="_Toc170720553"/>Header<text:bookmark-end text:name="_Toc170720553"/> </text:h>
      <text:list text:style-name="LFO2" text:continue-numbering="true">
        <text:list-item>
          <text:p text:style-name="P26">Fonction de recherche dans toutes données du forum ( Categories, Threads, Post, Utilisateurs).</text:p>
        </text:list-item>
        <text:list-item>
          <text:p text:style-name="P27">Fonction de register et de login.</text:p>
        </text:list-item>
      </text:list>
      <text:p text:style-name="Paragraphedeliste"/>
      <text:h text:style-name="P28" text:outline-level="2"><text:bookmark-start text:name="_Toc170720554"/>Nav-Left<text:bookmark-end text:name="_Toc170720554"/><text:s/></text:h>
      <text:list text:style-name="LFO9" text:continue-numbering="true">
        <text:list-item>
          <text:p text:style-name="P29">Affichage de l’utilisateur ( Photo de profil, Nom, Rôle)<text:s/></text:p>
        </text:list-item>
        <text:list-item>
          <text:p text:style-name="P30">Menu de navigation avec les catégories<text:s/></text:p>
        </text:list-item>
      </text:list>
      <text:p text:style-name="Normal"/>
      <text:h text:style-name="P31" text:outline-level="2"><text:bookmark-start text:name="_Toc170720555"/>Nav-Right<text:bookmark-end text:name="_Toc170720555"/><text:s/></text:h>
      <text:list text:style-name="LFO10" text:continue-numbering="true">
        <text:list-item>
          <text:p text:style-name="P32">Affichage des tags populaires<text:s/></text:p>
        </text:list-item>
      </text:list>
      <text:p text:style-name="Paragraphedeliste"/>
      <text:p text:style-name="Paragraphedeliste"/>
      <text:h text:style-name="P33" text:outline-level="2"><text:bookmark-start text:name="_Toc170720556"/><text:soft-page-break/>Page d’accueil<text:bookmark-end text:name="_Toc170720556"/> </text:h>
      <text:list text:style-name="LFO2" text:continue-numbering="true">
        <text:list-item>
          <text:p text:style-name="P34">Affichage des threads populaires.</text:p>
        </text:list-item>
        <text:list-item>
          <text:p text:style-name="P35">Affichage des threads suivis par l’utilisateur.</text:p>
        </text:list-item>
        <text:list-item>
          <text:p text:style-name="P36">Affichage des tags liké par l’utilisateur.</text:p>
        </text:list-item>
      </text:list>
      <text:p text:style-name="Normal"/>
      <text:h text:style-name="P37" text:outline-level="2"><text:bookmark-start text:name="_Toc170720557"/>Liste des threads d’une catégorie<text:bookmark-end text:name="_Toc170720557"/><text:s/></text:h>
      <text:list text:style-name="LFO3" text:continue-numbering="true">
        <text:list-item>
          <text:p text:style-name="P38">Fonction de recherche dans la liste des threads.</text:p>
        </text:list-item>
        <text:list-item>
          <text:p text:style-name="P39">Possibilité de mettre en favoris un thread.</text:p>
        </text:list-item>
        <text:list-item>
          <text:p text:style-name="P40">Possibilité de créer un thread.</text:p>
        </text:list-item>
        <text:list-item>
          <text:p text:style-name="P41">Si l’utilisateur est admin, il peut supprimer le thread.</text:p>
        </text:list-item>
        <text:list-item>
          <text:p text:style-name="P42">Affichage de tous les threads liés à une catégorie.</text:p>
        </text:list-item>
      </text:list>
      <text:p text:style-name="Normal"/>
      <text:h text:style-name="P43" text:outline-level="2"><text:bookmark-start text:name="_Toc170720558"/>Liste des post dans un thread<text:bookmark-end text:name="_Toc170720558"/><text:s/></text:h>
      <text:list text:style-name="LFO4" text:continue-numbering="true">
        <text:list-item>
          <text:p text:style-name="P44">Fonction de recherche dans le thread en question.<text:s/></text:p>
        </text:list-item>
        <text:list-item>
          <text:p text:style-name="P45">Possibilité de sélectionner un emoji à like.</text:p>
        </text:list-item>
        <text:list-item>
          <text:p text:style-name="P46">Possibilité de mettre en fav un post.</text:p>
        </text:list-item>
        <text:list-item>
          <text:p text:style-name="P47">Possibilité de répondre à un post précis.</text:p>
        </text:list-item>
        <text:list-item>
          <text:p text:style-name="P48">Ecrire une réponse à la suite des autres post du thread.</text:p>
        </text:list-item>
        <text:list-item>
          <text:p text:style-name="P49">Pagination.</text:p>
        </text:list-item>
        <text:list-item>
          <text:p text:style-name="P50">Affiche des tous les post d’un thread</text:p>
        </text:list-item>
      </text:list>
      <text:p text:style-name="Normal"/>
      <text:h text:style-name="P51" text:outline-level="2"><text:bookmark-start text:name="_Toc170720559"/>Dashboard<text:bookmark-end text:name="_Toc170720559"/><text:s/></text:h>
      <text:list text:style-name="LFO8" text:continue-numbering="true">
        <text:list-item>
          <text:p text:style-name="P52">Affichage des requêtes d’amis en attente (Possibilité d’accepte ou non la demande).</text:p>
        </text:list-item>
        <text:list-item>
          <text:p text:style-name="P53">Affichage du compte de l’utilisateur ( Photo de profil, date d’inscription, nombre de post.</text:p>
        </text:list-item>
        <text:list-item>
          <text:p text:style-name="P54">Si l’utilisateur est un Admin on affiche les derniers threads, les derniers post, les derniers utilisateurs pour modérer le forum.</text:p>
        </text:list-item>
      </text:list>
      <text:p text:style-name="Normal"/>
      <text:p text:style-name="Normal"/>
      <text:p text:style-name="Normal"/>
      <text:h text:style-name="Titre1" text:outline-level="1"><text:bookmark-start text:name="_Toc170720560"/><text:soft-page-break/>4 - <text:s/>Cahier des charges techniques<text:bookmark-end text:name="_Toc170720560"/><text:s/></text:h>
      <text:p text:style-name="Normal"/>
      <text:h text:style-name="Titre2" text:outline-level="2"><text:tab/><text:bookmark-start text:name="_Toc170720561"/>Frontend<text:bookmark-end text:name="_Toc170720561"/><text:s/></text:h>
      <text:list text:style-name="LFO11" text:continue-numbering="true">
        <text:list-item>
          <text:p text:style-name="P55">HTML<text:s/></text:p>
        </text:list-item>
        <text:list-item>
          <text:p text:style-name="P56">SCSS<text:s/></text:p>
        </text:list-item>
        <text:list-item>
          <text:p text:style-name="P57">Javascript<text:s/></text:p>
        </text:list-item>
      </text:list>
      <text:p text:style-name="Paragraphedeliste"/>
      <text:h text:style-name="P58" text:outline-level="2"><text:bookmark-start text:name="_Toc170720562"/>Backend<text:bookmark-end text:name="_Toc170720562"/><text:s/></text:h>
      <text:list text:style-name="LFO12" text:continue-numbering="true">
        <text:list-item>
          <text:p text:style-name="P59">Golang<text:s/></text:p>
        </text:list-item>
      </text:list>
      <text:p text:style-name="Normal"/>
      <text:h text:style-name="P60" text:outline-level="2"><text:bookmark-start text:name="_Toc170720563"/>Base de données<text:bookmark-end text:name="_Toc170720563"/><text:s/></text:h>
      <text:list text:style-name="LFO12" text:continue-numbering="true">
        <text:list-item>
          <text:p text:style-name="P61">MySQL</text:p>
        </text:list-item>
      </text:list>
      <text:p text:style-name="Paragraphedeliste"/>
      <text:p text:style-name="Paragraphedeliste"/>
      <text:h text:style-name="Titre1" text:outline-level="1"><text:bookmark-start text:name="_Toc170720564"/>5 - <text:s/>Gestion de projet<text:bookmark-end text:name="_Toc170720564"/><text:s/></text:h>
      <text:p text:style-name="Normal"/>
      <text:h text:style-name="Titre2" text:outline-level="2"><text:tab/><text:bookmark-start text:name="_Toc170720565"/>Développeurs<text:bookmark-end text:name="_Toc170720565"/><text:s/></text:h>
      <text:list text:style-name="LFO12" text:continue-numbering="true">
        <text:list-item>
          <text:p text:style-name="P62">Back :<text:s/>De Barbarin Antoine</text:p>
        </text:list-item>
        <text:list-item>
          <text:p text:style-name="P63">Gestion de la base de donnée : De Barbarin Antoine</text:p>
        </text:list-item>
        <text:list-item>
          <text:p text:style-name="P64">Front : Sanchez Romeo / Harel Marin</text:p>
        </text:list-item>
        <text:list-item>
          <text:p text:style-name="P65">Designer Maquette : Harel Marin</text:p>
        </text:list-item>
      </text:list>
      <text:p text:style-name="P66"/>
      <text:h text:style-name="Titre1" text:outline-level="1"><text:bookmark-start text:name="_Toc170720566"/>6 - <text:s/>Evolution<text:bookmark-end text:name="_Toc170720566"/>s<text:s/></text:h>
      <text:p text:style-name="Normal"/>
      <text:list text:style-name="LFO15" text:continue-numbering="true">
        <text:list-item>
          <text:p text:style-name="P67">Développement de groupe de discussions entre amis à la manière des réseaux sociaux.</text:p>
        </text:list-item>
      </text:list>
      <text:list text:style-name="LFO14" text:continue-numbering="true">
        <text:list-item>
          <text:p text:style-name="P68">Intégration de nouvelles fonctionnalités basées sur les retours clients.</text:p>
        </text:list-item>
      </text:list>
      <text:p text:style-name="Normal"/>
      <text:p text:style-name="Normal"><text:s text:c="2"/></text:p>
      <text:soft-page-break/>
      <text:p text:style-name="Normal"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detabledesmatières" style:display-name="En-tête de table des matières" style:family="paragraph" style:parent-style-name="Titre1" style:next-style-name="Normal">
      <style:paragraph-properties fo:margin-top="0.1666in" fo:margin-bottom="0in" fo:line-height="107%"/>
      <style:text-properties style:letter-kerning="false" fo:font-size="16pt" style:font-size-asian="16pt" style:font-size-complex="16pt" style:language-asian="fr" style:country-asian="FR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TM2" style:display-name="TM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-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AREL Marin</meta:initial-creator>
    <dc:creator>HAREL Marin</dc:creator>
    <meta:creation-date>2024-07-01T07:02:00Z</meta:creation-date>
    <dc:date>2024-07-01T08:07:00Z</dc:date>
    <meta:template xlink:href="Normal.dotm" xlink:type="simple"/>
    <meta:editing-cycles>5</meta:editing-cycles>
    <meta:editing-duration>PT0S</meta:editing-duration>
    <meta:document-statistic meta:page-count="5" meta:paragraph-count="7" meta:word-count="603" meta:character-count="3918" meta:row-count="27" meta:non-whitespace-character-count="3322"/>
  </office:meta>
</office:document-meta>
</file>